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AD000000C85F20CFB979D79614.jpg" manifest:media-type="image/jpeg"/>
  <manifest:file-entry manifest:full-path="Pictures/10000201000000E000000091C6648E24292C784C.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ans1" svg:font-family="'Liberation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note">
      <style:text-properties officeooo:rsid="0028278b" officeooo:paragraph-rsid="0028278b"/>
    </style:style>
    <style:style style:name="P2" style:family="paragraph" style:parent-style-name="Header">
      <style:text-properties style:font-name="Liberation Sans" officeooo:rsid="001cd4ac" officeooo:paragraph-rsid="002bc44a"/>
    </style:style>
    <style:style style:name="P3" style:family="paragraph" style:parent-style-name="Text_20_body">
      <style:text-properties officeooo:rsid="002bc44a" officeooo:paragraph-rsid="002bc44a"/>
    </style:style>
    <style:style style:name="P4" style:family="paragraph" style:parent-style-name="Text_20_body">
      <style:text-properties officeooo:rsid="002d9f99" officeooo:paragraph-rsid="002d9f99"/>
    </style:style>
    <style:style style:name="P5" style:family="paragraph" style:parent-style-name="Text_20_body">
      <style:text-properties officeooo:rsid="002e3191" officeooo:paragraph-rsid="002e3191"/>
    </style:style>
    <style:style style:name="P6" style:family="paragraph" style:parent-style-name="Text_20_body">
      <style:text-properties officeooo:rsid="0030a7c5" officeooo:paragraph-rsid="0030a7c5"/>
    </style:style>
    <style:style style:name="P7" style:family="paragraph" style:parent-style-name="Text_20_body">
      <style:paragraph-properties fo:margin-top="0cm" fo:margin-bottom="0.423cm" loext:contextual-spacing="false" fo:text-align="center" style:justify-single-word="false" fo:orphans="2" fo:widows="2"/>
      <style:text-properties fo:font-variant="normal" fo:text-transform="none" fo:color="#333333" style:font-name="Liberation Sans" fo:font-size="12pt" fo:letter-spacing="normal" fo:font-style="normal" fo:font-weight="normal" officeooo:rsid="0017dfbb" officeooo:paragraph-rsid="0031aff3" style:font-size-asian="12pt" style:font-weight-asian="normal" style:font-size-complex="12pt" style:font-weight-complex="normal"/>
    </style:style>
    <style:style style:name="P8" style:family="paragraph" style:parent-style-name="Text_20_body">
      <style:paragraph-properties fo:margin-top="0cm" fo:margin-bottom="0.423cm" loext:contextual-spacing="false" fo:text-align="center" style:justify-single-word="false" fo:orphans="2" fo:widows="2"/>
      <style:text-properties fo:font-variant="normal" fo:text-transform="none" fo:color="#333333" style:font-name="Liberation Sans" fo:font-size="12pt" fo:letter-spacing="normal" fo:font-style="normal" fo:font-weight="normal" officeooo:rsid="0031aff3" officeooo:paragraph-rsid="0031aff3" style:font-size-asian="12pt" style:font-weight-asian="normal" style:font-size-complex="12pt" style:font-weight-complex="normal"/>
    </style:style>
    <style:style style:name="P9" style:family="paragraph" style:parent-style-name="Heading_20_1">
      <style:paragraph-properties fo:text-align="center" style:justify-single-word="false"/>
      <style:text-properties fo:font-size="22pt" style:font-size-asian="22pt" style:font-size-complex="22pt"/>
    </style:style>
    <style:style style:name="T1" style:family="text">
      <style:text-properties style:font-name="Liberation Sans1" officeooo:rsid="0025ac35"/>
    </style:style>
    <style:style style:name="T2" style:family="text">
      <style:text-properties style:font-name="Liberation Sans" officeooo:rsid="0025ac35"/>
    </style:style>
    <style:style style:name="T3" style:family="text">
      <style:text-properties officeooo:rsid="002bc44a"/>
    </style:style>
    <style:style style:name="T4" style:family="text">
      <style:text-properties officeooo:rsid="002d7690"/>
    </style:style>
    <style:style style:name="T5" style:family="text">
      <style:text-properties officeooo:rsid="002d9f99"/>
    </style:style>
    <style:style style:name="T6" style:family="text">
      <style:text-properties officeooo:rsid="002e3191"/>
    </style:style>
    <style:style style:name="T7" style:family="text">
      <style:text-properties officeooo:rsid="002f1eb9"/>
    </style:style>
    <style:style style:name="T8" style:family="text">
      <style:text-properties officeooo:rsid="0032815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NDRE Valentin<text:tab/><text:tab/></text:p>
      <text:p text:style-name="P2">DEFOSSE Benjamin</text:p>
      <text:p text:style-name="P2">DUQUENNOY Antoine<text:tab/><text:tab/>2016/2017</text:p>
      <text:p text:style-name="P2">NOVEL Mathias</text:p>
      <text:p text:style-name="P2">MARCO Florian</text:p>
      <text:h text:style-name="P9" text:outline-level="1"><text:span text:style-name="T2">LISTE DES FONCTIONNALIT</text:span><text:span text:style-name="T1">É</text:span><text:span text:style-name="T2">S</text:span></text:h>
      <text:h text:style-name="Heading_20_1" text:outline-level="1">Liste des fonctionnalités réalisés : </text:h>
      <text:h text:style-name="Heading_20_2" text:outline-level="2"><text:s text:c="5"/>- <text:tab/><text:span text:style-name="T3">Phase 1 : Affichage du contenu du fichier Elf</text:span></text:h>
      <text:p text:style-name="P3">Nous avons créé un fichier « .c » pour chaque étape. Chaque étape est réalisé de la même manière. C’est à dire que nous avons une fonction de lecture qui va nous permettre de remplir les structures (ou tableau de structure) fournies par la bibliothèque Elf.</text:p>
      <text:p text:style-name="P3">Ensuite nous avons une fonction prenant en paramètre la stru<text:span text:style-name="T4">cture (ou le tableau de structures) et affiche son contenu.</text:span></text:p>
      <text:h text:style-name="Heading_20_2" text:outline-level="2"><text:s text:c="5"/>- <text:tab/>Phase 2 : Fusion de deux fichiers Elf</text:h>
      <text:p text:style-name="P4">Nous avons un fichier nommé elf_fusionSimple.c qui va réaliser la fusion des différentes sections. Si c’est une section « classique » il va simplement faire une concaténation des deux sections.</text:p>
      <text:p text:style-name="P4">Cependant si c’est une section particulière, il fai<text:span text:style-name="T8">t</text:span> appel<text:span text:style-name="T8">le</text:span> aux différentes fonctions de fusion, comme <text:span text:style-name="T8">pour la</text:span> table des symboles.</text:p>
      <text:p text:style-name="P4"/>
      <text:p text:style-name="P4">Pour réaliser cela, nous avons une super structure qui renferme toutes les informations d’un fichier Elf, notamment les structures fournies par la bibliothèque elf ainsi que les fichiers d’entrées.</text:p>
      <text:p text:style-name="P4">Nous avons également créé une structure Section qui va contenir le contenu d’une section ainsi que sa taille. Cela nous permettra par la suite de parcourir ce contenu afin de l’écrire dans le fichier de sortie (fichier fusionné).</text:p>
      <text:p text:style-name="P4">Ainsi lorsque l’on réalise la fusion de sections particulières comme les symboles, on cré<text:span text:style-name="T8">e</text:span> également une nouvelle structure section « à la volé ».</text:p>
      <text:p text:style-name="P4"/>
      <text:h text:style-name="Heading_20_2" text:outline-level="2"><text:tab/>- <text:span text:style-name="T5">Les programmes finaux</text:span></text:h>
      <text:p text:style-name="P4">Nous avons donc un Makefile permettant de génér<text:span text:style-name="T8">er</text:span> deux programmes différents.</text:p>
      <text:p text:style-name="P4">Le premier nommé reader, permet la lecture des informations d’un fichier elf. Ce programme accepte plusieurs arguments, en fonction de ce que l’on souhaite afficher. On peut combiner les <text:soft-page-break/><text:span text:style-name="T6">arguments et aussi utiliser leurs noms complets.</text:span></text:p>
      <text:p text:style-name="P5">Le deuxième est donc nommé fusion. Comme son nom l’indique il <text:span text:style-name="T7">réalise la fusion de deux fichiers. Il prend seulement en argument deux fichiers au format elf et un troisième paramètre pour le fichier de sortie. En cas d’erreur d’ouverture des fichiers le programme ne se lance pas et nous indique si c’est le premier ou le deuxième fichier qui soulève une erreur.</text:span></text:p>
      <text:p text:style-name="P6">Si le fichier de sortie passé en troisième argument est déjà existant, il sera écrasé, sinon il sera cré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ans1" svg:font-family="'Liberation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01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Frame_20_contents" style:display-name="Frame contents" style:family="paragraph" style:parent-style-name="Horizontal_20_Line" style:class="extra"/>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margin-top="0cm" fo:margin-bottom="0.423cm" loext:contextual-spacing="false" fo:text-align="center" style:justify-single-word="false" fo:orphans="2" fo:widows="2"/>
      <style:text-properties fo:font-variant="normal" fo:text-transform="none" fo:color="#333333" style:font-name="Liberation Sans" fo:font-size="12pt" fo:letter-spacing="normal" fo:font-style="normal" fo:font-weight="normal" officeooo:rsid="0017dfbb" officeooo:paragraph-rsid="0031aff3" style:font-size-asian="12pt" style:font-weight-asian="normal" style:font-size-complex="12pt" style:font-weight-complex="normal"/>
    </style:style>
    <style:style style:name="MP2" style:family="paragraph" style:parent-style-name="Text_20_body">
      <style:paragraph-properties fo:margin-top="0cm" fo:margin-bottom="0.423cm" loext:contextual-spacing="false" fo:text-align="center" style:justify-single-word="false" fo:orphans="2" fo:widows="2"/>
      <style:text-properties fo:font-variant="normal" fo:text-transform="none" fo:color="#333333" style:font-name="Liberation Sans" fo:font-size="12pt" fo:letter-spacing="normal" fo:font-style="normal" fo:font-weight="normal" officeooo:rsid="0031aff3" officeooo:paragraph-rsid="0031aff3" style:font-size-asian="12pt" style:font-weight-asian="normal" style:font-size-complex="12pt" style:font-weight-complex="normal"/>
    </style:style>
    <style:style style:name="MP3" style:family="paragraph" style:parent-style-name="Footnote">
      <style:text-properties officeooo:rsid="0028278b" officeooo:paragraph-rsid="0028278b"/>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Image1" text:anchor-type="paragraph" svg:x="0.265cm" svg:y="-0.185cm" svg:width="2.515cm" svg:height="1.628cm" draw:z-index="1"><draw:image xlink:href="Pictures/10000201000000E000000091C6648E24292C784C.png" xlink:type="simple" xlink:show="embed" xlink:actuate="onLoad"/></draw:frame><draw:frame draw:style-name="Mfr1" draw:name="Image2" text:anchor-type="paragraph" svg:x="14.887cm" svg:y="-0.263cm" svg:width="1.626cm" svg:height="1.882cm" draw:z-index="3"><draw:image xlink:href="Pictures/10000000000000AD000000C85F20CFB979D79614.jpg" xlink:type="simple" xlink:show="embed" xlink:actuate="onLoad"/></draw:frame>Projet L3 Informatique S1 <text:s/></text:p>
        <text:p text:style-name="MP2">Liste des fonctionnalités</text:p>
      </style:header>
      <style:footer>
        <text:p text:style-name="MP3">Suivi sur le dashboard de l'implémentation des fonctionnalités :</text:p>
        <text:p text:style-name="MP3">https://github.com/Plinz/Projet_S5/projects/1</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1-13T10:15:08.089173542</dc:date>
    <meta:editing-duration>PT1H3M3S</meta:editing-duration>
    <meta:editing-cycles>16</meta:editing-cycles>
    <meta:generator>LibreOffice/5.1.4.2$Linux_X86_64 LibreOffice_project/10m0$Build-2</meta:generator>
    <meta:document-statistic meta:table-count="0" meta:image-count="2" meta:object-count="0" meta:page-count="2" meta:paragraph-count="25" meta:word-count="394" meta:character-count="2483" meta:non-whitespace-character-count="2095"/>
  </office:meta>
</office:document-meta>
</file>